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fo:font-weight="bold" officeooo:rsid="001e8ccb" officeooo:paragraph-rsid="001e8ccb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officeooo:rsid="001e8ccb" officeooo:paragraph-rsid="001e8ccb"/>
    </style:style>
    <style:style style:name="P5" style:family="paragraph" style:parent-style-name="Preformatted_20_Text">
      <style:text-properties officeooo:rsid="001ee5f1" officeooo:paragraph-rsid="001ee5f1"/>
    </style:style>
    <style:style style:name="P6" style:family="paragraph" style:parent-style-name="Preformatted_20_Text">
      <style:text-properties officeooo:rsid="001ff8f8" officeooo:paragraph-rsid="001ff8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5f1"/>
    </style:style>
    <style:style style:name="T3" style:family="text">
      <style:text-properties officeooo:rsid="001f8d8c"/>
    </style:style>
    <style:style style:name="T4" style:family="text">
      <style:text-properties officeooo:rsid="0020b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ory:</text:p>
      <text:p text:style-name="Preformatted_20_Text">https://github.com/OhGreat/client-server-multithread-game.git</text:p>
      <text:p text:style-name="Preformatted_20_Text"/>
      <text:p text:style-name="P1">Compilazione:</text:p>
      <text:p text:style-name="Preformatted_20_Text">make</text:p>
      <text:p text:style-name="Preformatted_20_Text"/>
      <text:p text:style-name="P1">Avviare server:</text:p>
      <text:p text:style-name="Preformatted_20_Text">./so_game_server images/maze.pgm images/maze.ppm</text:p>
      <text:p text:style-name="Preformatted_20_Text"/>
      <text:p text:style-name="P1">Avviare client:</text:p>
      <text:p text:style-name="Preformatted_20_Text">./so_game_client 127.0.0.1 images/arrow-right.ppm</text:p>
      <text:p text:style-name="Preformatted_20_Text"/>
      <text:p text:style-name="Preformatted_20_Text"/>
      <text:p text:style-name="Preformatted_20_Text"/>
      <text:p text:style-name="P2">Descrizione generale server:</text:p>
      <text:p text:style-name="Preformatted_20_Text"/>
      <text:p text:style-name="Preformatted_20_Text">Avviato il server, il main process crea le strutture necessarie per comunicare con i client (come socket per I vari thread, strutture per tenere traccia degli utenti, World, semafori etc.).</text:p>
      <text:p text:style-name="Preformatted_20_Text"/>
      <text:p text:style-name="Preformatted_20_Text">In secondo luogo vengono creati due thread:</text:p>
      <text:p text:style-name="Preformatted_20_Text"><text:tab/></text:p>
      <text:p text:style-name="Preformatted_20_Text"><text:tab/><text:span text:style-name="T1">-wup_sender_thread:</text:span> si occupa di mandare in broadcast il WorldUpdatePacket a tutti I client ogni tot millisecondi.</text:p>
      <text:p text:style-name="Preformatted_20_Text"/>
      <text:p text:style-name="Preformatted_20_Text"><text:tab/><text:span text:style-name="T1">-cl_thread:</text:span> riceve I VehicleUpdate dai client sulla porta CL_UP_RECV_PORT e aggiorna il veicolo sul WorldUpdatePacket che il wup_sender_thread manda ai client.</text:p>
      <text:p text:style-name="Preformatted_20_Text"/>
      <text:p text:style-name="Preformatted_20_Text">Infine, il main si mette in ascolto sulla porta SERVER_TCP_PORT</text:p>
      <text:p text:style-name="Preformatted_20_Text">e in loop aspetta di ricevere una richiesta di connesione da un client.</text:p>
      <text:p text:style-name="Preformatted_20_Text">Quando un client si connette, viene creato il</text:p>
      <text:p text:style-name="Preformatted_20_Text"><text:tab/></text:p>
      <text:p text:style-name="Preformatted_20_Text"><text:tab/><text:span text:style-name="T1">-client_handler_thread:</text:span> interagisce con il client scambiandosi tutte le informazioni necessarie per la connesione, (come id, texture e mappa di gioco), poi aspetta le richieste del client delle texture degli altri giocatori e gliele manda.</text:p>
      <text:p text:style-name="P5"/>
      <text:p text:style-name="P5"/>
      <text:p text:style-name="P5"/>
      <text:p text:style-name="P3">Descrizione generale client:</text:p>
      <text:p text:style-name="P4"/>
      <text:p text:style-name="P4">Avviato il client, il main process crea le strutture necessarie per comunicare con il server e inizia a richiedere al server tutti I dati necessari per connettersi al gioco (es. Id mappa, elevetion_map etc..).</text:p>
      <text:p text:style-name="P4">Dopo <text:span text:style-name="T4">essersi scambiati</text:span> tutti I dati necessari, <text:span text:style-name="T4">il client </text:span>crea il mondo, <text:span text:style-name="T4">il</text:span> veicolo e due threads:</text:p>
      <text:p text:style-name="P4"/>
      <text:p text:style-name="P4"><text:tab/><text:span text:style-name="T1">-cl_up_thread:</text:span> manda le ClientUpdate al server su CL_UP_RECV_PORT in modalit<text:span text:style-name="T2">a’</text:span> udp.</text:p>
      <text:p text:style-name="P4"/>
      <text:p text:style-name="P4"><text:tab/><text:span text:style-name="T1">-wup_receiver_thread:</text:span> che come suggerisce anche il nome si occupa di ricevere il WorldUpdatePacket dal server, aggiornare i veicoli nel gioco e in caso di mancata texture di un giocatore, la richiede al server tramite la funzione unknown_veh_handler. <text:span text:style-name="T3">Il tutto in modalita’ udp su CLIENT_WUP_RECEIVER_PORT.</text:span></text:p>
      <text:p text:style-name="P4"/>
      <text:p text:style-name="P6">Creati I threads, il client chiama WorldViewer_runGlobal e il gioco comi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22T00:09:04.404895654</dc:date>
    <meta:editing-duration>PT14M38S</meta:editing-duration>
    <meta:editing-cycles>5</meta:editing-cycles>
    <meta:document-statistic meta:table-count="0" meta:image-count="0" meta:object-count="0" meta:page-count="1" meta:paragraph-count="25" meta:word-count="276" meta:character-count="1973" meta:non-whitespace-character-count="1713"/>
  </office:meta>
</office:document-meta>
</file>